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c80c5" officeooo:paragraph-rsid="000c80c5"/>
    </style:style>
    <style:style style:name="P2" style:family="paragraph" style:parent-style-name="Text_20_body">
      <style:text-properties officeooo:rsid="000c80c5" officeooo:paragraph-rsid="000c80c5"/>
    </style:style>
    <style:style style:name="P3" style:family="paragraph" style:parent-style-name="Text_20_body">
      <style:text-properties style:text-position="0% 100%" style:font-name="Noto Sans Mono CJK JP Regular" officeooo:rsid="00227930" officeooo:paragraph-rsid="0022e766"/>
    </style:style>
    <style:style style:name="P4" style:family="paragraph" style:parent-style-name="Text_20_body">
      <style:text-properties style:text-position="0% 100%" style:font-name="Noto Sans Mono CJK JP Regular" officeooo:rsid="00227930" officeooo:paragraph-rsid="00428886"/>
    </style:style>
    <style:style style:name="P5" style:family="paragraph" style:parent-style-name="Text_20_body">
      <style:text-properties style:text-position="0% 100%" style:font-name="Noto Sans Mono CJK JP Regular" officeooo:rsid="00227930" officeooo:paragraph-rsid="008699ef"/>
    </style:style>
    <style:style style:name="P6" style:family="paragraph" style:parent-style-name="Text_20_body">
      <style:text-properties officeooo:rsid="00428886" officeooo:paragraph-rsid="00428886"/>
    </style:style>
    <style:style style:name="P7" style:family="paragraph" style:parent-style-name="Text_20_body">
      <style:text-properties officeooo:rsid="00575685" officeooo:paragraph-rsid="00575685"/>
    </style:style>
    <style:style style:name="P8" style:family="paragraph" style:parent-style-name="Text_20_body">
      <style:text-properties officeooo:rsid="005a010f" officeooo:paragraph-rsid="005a010f"/>
    </style:style>
    <style:style style:name="P9" style:family="paragraph" style:parent-style-name="Text_20_body">
      <style:text-properties officeooo:rsid="00930c83" officeooo:paragraph-rsid="00946ad4"/>
    </style:style>
    <style:style style:name="P10" style:family="paragraph" style:parent-style-name="Code">
      <style:text-properties officeooo:paragraph-rsid="00428886"/>
    </style:style>
    <style:style style:name="P11" style:family="paragraph" style:parent-style-name="Text_20_body">
      <style:text-properties officeooo:rsid="00c8ab5a" officeooo:paragraph-rsid="00c8ab5a"/>
    </style:style>
    <style:style style:name="P12" style:family="paragraph" style:parent-style-name="Text_20_body">
      <style:text-properties officeooo:rsid="00dbd851" officeooo:paragraph-rsid="00dbd851"/>
    </style:style>
    <style:style style:name="P13" style:family="paragraph" style:parent-style-name="Text_20_body">
      <style:text-properties officeooo:rsid="00dbd851" officeooo:paragraph-rsid="00e844d5"/>
    </style:style>
    <style:style style:name="P14" style:family="paragraph" style:parent-style-name="Text_20_body">
      <style:text-properties officeooo:rsid="0209c244" officeooo:paragraph-rsid="0209c244"/>
    </style:style>
    <style:style style:name="P15" style:family="paragraph" style:parent-style-name="Heading_20_3">
      <style:text-properties officeooo:rsid="002d70e7" officeooo:paragraph-rsid="002d70e7"/>
    </style:style>
    <style:style style:name="P16" style:family="paragraph" style:parent-style-name="Heading_20_3">
      <style:text-properties officeooo:rsid="00428886" officeooo:paragraph-rsid="00428886"/>
    </style:style>
    <style:style style:name="P17" style:family="paragraph" style:parent-style-name="Heading_20_3">
      <style:text-properties officeooo:rsid="004425d7" officeooo:paragraph-rsid="004425d7"/>
    </style:style>
    <style:style style:name="P18" style:family="paragraph" style:parent-style-name="Heading_20_3">
      <style:text-properties officeooo:rsid="005e8cfd" officeooo:paragraph-rsid="005e8cfd"/>
    </style:style>
    <style:style style:name="P19" style:family="paragraph" style:parent-style-name="Heading_20_3">
      <style:text-properties officeooo:rsid="00972207" officeooo:paragraph-rsid="00a79247"/>
    </style:style>
    <style:style style:name="P20" style:family="paragraph" style:parent-style-name="Heading_20_3">
      <style:text-properties officeooo:rsid="00da416b" officeooo:paragraph-rsid="00da416b"/>
    </style:style>
    <style:style style:name="P21" style:family="paragraph" style:parent-style-name="Heading_20_3">
      <style:text-properties officeooo:paragraph-rsid="01e0e9c1"/>
    </style:style>
    <style:style style:name="P22" style:family="paragraph" style:parent-style-name="Heading_20_2">
      <style:text-properties officeooo:rsid="005a010f" officeooo:paragraph-rsid="005e8cfd"/>
    </style:style>
    <style:style style:name="P23" style:family="paragraph" style:parent-style-name="Heading_20_2">
      <style:text-properties officeooo:rsid="00972207" officeooo:paragraph-rsid="00972207"/>
    </style:style>
    <style:style style:name="P24" style:family="paragraph" style:parent-style-name="Heading_20_2">
      <style:text-properties officeooo:rsid="00972207" officeooo:paragraph-rsid="00fe10ea"/>
    </style:style>
    <style:style style:name="P25" style:family="paragraph" style:parent-style-name="Heading_20_2">
      <style:text-properties officeooo:paragraph-rsid="011b233b"/>
    </style:style>
    <style:style style:name="P26" style:family="paragraph" style:parent-style-name="Code">
      <style:text-properties officeooo:rsid="00468290" officeooo:paragraph-rsid="00575685"/>
    </style:style>
    <style:style style:name="P27" style:family="paragraph" style:parent-style-name="Code">
      <style:text-properties officeooo:rsid="00dbd851" officeooo:paragraph-rsid="0107089c"/>
    </style:style>
    <style:style style:name="P28" style:family="paragraph" style:parent-style-name="Code">
      <style:text-properties officeooo:rsid="00dbd851" officeooo:paragraph-rsid="011b233b"/>
    </style:style>
    <style:style style:name="P29" style:family="paragraph" style:parent-style-name="Code">
      <style:text-properties officeooo:paragraph-rsid="01277259"/>
    </style:style>
    <style:style style:name="P30" style:family="paragraph" style:parent-style-name="Code">
      <style:text-properties officeooo:paragraph-rsid="0187b43e"/>
    </style:style>
    <style:style style:name="P31" style:family="paragraph" style:parent-style-name="Code">
      <style:text-properties officeooo:paragraph-rsid="01c96981"/>
    </style:style>
    <style:style style:name="P32" style:family="paragraph" style:parent-style-name="Code">
      <style:text-properties officeooo:paragraph-rsid="01e70355"/>
    </style:style>
    <style:style style:name="T1" style:family="text">
      <style:text-properties style:text-position="0% 100%" style:font-name="Noto Sans Mono CJK JP Regular" officeooo:rsid="00227930"/>
    </style:style>
    <style:style style:name="T2" style:family="text">
      <style:text-properties style:text-position="0% 100%" style:font-name="Noto Sans Mono CJK JP Regular" officeooo:rsid="01eb598f"/>
    </style:style>
    <style:style style:name="T3" style:family="text">
      <style:text-properties style:text-position="0% 100%" style:font-name="Noto Sans Mono CJK JP Regular" officeooo:rsid="01eff731"/>
    </style:style>
    <style:style style:name="T4" style:family="text">
      <style:text-properties style:text-position="0% 100%" style:font-name="Noto Sans Mono CJK JP Regular" officeooo:rsid="01f32a24"/>
    </style:style>
    <style:style style:name="T5" style:family="text">
      <style:text-properties officeooo:rsid="00209f32"/>
    </style:style>
    <style:style style:name="T6" style:family="text">
      <style:text-properties officeooo:rsid="0021fa28"/>
    </style:style>
    <style:style style:name="T7" style:family="text">
      <style:text-properties officeooo:rsid="0022e766"/>
    </style:style>
    <style:style style:name="T8" style:family="text">
      <style:text-properties officeooo:rsid="00234101"/>
    </style:style>
    <style:style style:name="T9" style:family="text">
      <style:text-properties officeooo:rsid="002758ec"/>
    </style:style>
    <style:style style:name="T10" style:family="text">
      <style:text-properties officeooo:rsid="00428886"/>
    </style:style>
    <style:style style:name="T11" style:family="text">
      <style:text-properties officeooo:rsid="004425d7"/>
    </style:style>
    <style:style style:name="T12" style:family="text">
      <style:text-properties officeooo:rsid="005032a4"/>
    </style:style>
    <style:style style:name="T13" style:family="text">
      <style:text-properties officeooo:rsid="005c0d72"/>
    </style:style>
    <style:style style:name="T14" style:family="text">
      <style:text-properties officeooo:rsid="005e8cfd"/>
    </style:style>
    <style:style style:name="T15" style:family="text">
      <style:text-properties officeooo:rsid="0062c104"/>
    </style:style>
    <style:style style:name="T16" style:family="text">
      <style:text-properties officeooo:rsid="00670b11"/>
    </style:style>
    <style:style style:name="T17" style:family="text">
      <style:text-properties officeooo:rsid="006b132d"/>
    </style:style>
    <style:style style:name="T18" style:family="text">
      <style:text-properties officeooo:rsid="006f5f32"/>
    </style:style>
    <style:style style:name="T19" style:family="text">
      <style:text-properties officeooo:rsid="00768b24"/>
    </style:style>
    <style:style style:name="T20" style:family="text">
      <style:text-properties officeooo:rsid="007b27a3"/>
    </style:style>
    <style:style style:name="T21" style:family="text">
      <style:text-properties officeooo:rsid="008699ef"/>
    </style:style>
    <style:style style:name="T22" style:family="text">
      <style:text-properties officeooo:rsid="00946ad4"/>
    </style:style>
    <style:style style:name="T23" style:family="text">
      <style:text-properties officeooo:rsid="00972207"/>
    </style:style>
    <style:style style:name="T24" style:family="text">
      <style:text-properties officeooo:rsid="00a05571"/>
    </style:style>
    <style:style style:name="T25" style:family="text">
      <style:text-properties officeooo:rsid="00e844d5"/>
    </style:style>
    <style:style style:name="T26" style:family="text">
      <style:text-properties officeooo:rsid="00ebc53f"/>
    </style:style>
    <style:style style:name="T27" style:family="text">
      <style:text-properties officeooo:rsid="00f03e13"/>
    </style:style>
    <style:style style:name="T28" style:family="text">
      <style:text-properties officeooo:rsid="011b233b"/>
    </style:style>
    <style:style style:name="T29" style:family="text">
      <style:text-properties officeooo:rsid="011cece2"/>
    </style:style>
    <style:style style:name="T30" style:family="text">
      <style:text-properties officeooo:rsid="01208fe4"/>
    </style:style>
    <style:style style:name="T31" style:family="text">
      <style:text-properties officeooo:rsid="01277259"/>
    </style:style>
    <style:style style:name="T32" style:family="text">
      <style:text-properties officeooo:rsid="012808cf"/>
    </style:style>
    <style:style style:name="T33" style:family="text">
      <style:text-properties officeooo:rsid="01488519"/>
    </style:style>
    <style:style style:name="T34" style:family="text">
      <style:text-properties officeooo:rsid="016f2438"/>
    </style:style>
    <style:style style:name="T35" style:family="text">
      <style:text-properties fo:font-size="9pt" officeooo:rsid="016f2438" style:font-size-asian="9pt" style:font-size-complex="9pt"/>
    </style:style>
    <style:style style:name="T36" style:family="text">
      <style:text-properties fo:font-size="9pt" officeooo:rsid="018ea13d" style:font-size-asian="9pt" style:font-size-complex="9pt"/>
    </style:style>
    <style:style style:name="T37" style:family="text">
      <style:text-properties fo:font-size="9pt" officeooo:rsid="0191c856" style:font-size-asian="9pt" style:font-size-complex="9pt"/>
    </style:style>
    <style:style style:name="T38" style:family="text">
      <style:text-properties fo:font-size="9pt" officeooo:rsid="01992b8a" style:font-size-asian="9pt" style:font-size-complex="9pt"/>
    </style:style>
    <style:style style:name="T39" style:family="text">
      <style:text-properties fo:font-size="9pt" officeooo:rsid="01abcb6c" style:font-size-asian="9pt" style:font-size-complex="9pt"/>
    </style:style>
    <style:style style:name="T40" style:family="text">
      <style:text-properties fo:font-size="9pt" officeooo:rsid="01b28d60" style:font-size-asian="9pt" style:font-size-complex="9pt"/>
    </style:style>
    <style:style style:name="T41" style:family="text">
      <style:text-properties fo:font-size="9pt" officeooo:rsid="01c4be8f" style:font-size-asian="9pt" style:font-size-complex="9pt"/>
    </style:style>
    <style:style style:name="T42" style:family="text">
      <style:text-properties fo:font-size="9pt" officeooo:rsid="01d4f0f9" style:font-size-asian="9pt" style:font-size-complex="9pt"/>
    </style:style>
    <style:style style:name="T43" style:family="text">
      <style:text-properties fo:font-size="9pt" officeooo:rsid="01d7daa5" style:font-size-asian="9pt" style:font-size-complex="9pt"/>
    </style:style>
    <style:style style:name="T44" style:family="text">
      <style:text-properties fo:font-size="11pt" officeooo:rsid="016f2438" style:font-size-asian="11pt" style:font-size-complex="11pt"/>
    </style:style>
    <style:style style:name="T45" style:family="text">
      <style:text-properties fo:font-size="11pt" officeooo:rsid="011cece2" style:font-size-asian="11pt" style:font-size-complex="11pt"/>
    </style:style>
    <style:style style:name="T46" style:family="text">
      <style:text-properties fo:font-size="11pt" officeooo:rsid="0189c6ae" style:font-size-asian="11pt" style:font-size-complex="11pt"/>
    </style:style>
    <style:style style:name="T47" style:family="text">
      <style:text-properties fo:font-size="11pt" officeooo:rsid="01a3c7ca" style:font-size-asian="11pt" style:font-size-complex="11pt"/>
    </style:style>
    <style:style style:name="T48" style:family="text">
      <style:text-properties fo:font-size="11pt" officeooo:rsid="01bc3a81" style:font-size-asian="11pt" style:font-size-complex="11pt"/>
    </style:style>
    <style:style style:name="T49" style:family="text">
      <style:text-properties fo:font-size="11pt" officeooo:rsid="01c25f58" style:font-size-asian="11pt" style:font-size-complex="11pt"/>
    </style:style>
    <style:style style:name="T50" style:family="text">
      <style:text-properties fo:font-size="11pt" officeooo:rsid="01c96981" style:font-size-asian="11pt" style:font-size-complex="11pt"/>
    </style:style>
    <style:style style:name="T51" style:family="text">
      <style:text-properties fo:font-size="11pt" officeooo:rsid="01cd5dbc" style:font-size-asian="11pt" style:font-size-complex="11pt"/>
    </style:style>
    <style:style style:name="T52" style:family="text">
      <style:text-properties officeooo:rsid="01a099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<text:span text:style-name="T5">2</text:span> – Adressage IP</text:p>
      <text:p text:style-name="P2"/>
      <text:h text:style-name="Heading_20_2" text:outline-level="2">1 – <text:span text:style-name="T6">Les masques de sous-réseau</text:span></text:h>
      <text:h text:style-name="Heading_20_3" text:outline-level="3">Exercice 1</text:h>
      <text:p text:style-name="P4">Adresse IP = 0010 0010.1101 0000.0111 1011.0000 1100 = 34.208.123.12<text:line-break/>Masque <text:s text:c="4"/>= 1111 1111.1111 1111.0000 0000.0000 0000 = 255.255.0.0<text:line-break/>Masque C1 <text:s/>= 0000 0000.0000 0000.1111 1111.1111 1111 = 0.0.255.255<text:line-break/>Réseau <text:s text:c="4"/>= 0010 0010.1101 0000.0000.0000.0000 0000 = 34.208.0.0<text:line-break/>Machine <text:s text:c="3"/>= <text:span text:style-name="T7">0000 0000.0000 0000.0111 1011.0000 1100 = 0.0.123.12</text:span></text:p>
      <text:p text:style-name="P3">Adresse IP = <text:span text:style-name="T7">1100 0001.0011 0001.1001 0000.0000 0001</text:span> = <text:span text:style-name="T7">193.49.144.1</text:span><text:line-break/>Masque <text:s text:c="4"/>= <text:span text:style-name="T7">1111 1111.1111 1110.0000 0000.0000 0000</text:span> = 255.25<text:span text:style-name="T7">4.0.0</text:span><text:line-break/>Masque C1 <text:s/>= <text:span text:style-name="T7">0000 0000.0000 0001.1111 1111.1111 1111 = 0.1.255.255</text:span><text:line-break/>Réseau <text:s text:c="4"/>= <text:span text:style-name="T7">1100 0001.0011 0000.0000 0000.0000 0000 = 193.48.0.0</text:span><text:line-break/>Machine <text:s text:c="3"/>= <text:span text:style-name="T7">0000 0000.0000 0001.1001 0000.0000 0001 = 0.1.144.1</text:span></text:p>
      <text:p text:style-name="P10">Adresse IP = <text:span text:style-name="T7">1100 0001.0011 0001.1001 0000.1000 0001</text:span> = <text:span text:style-name="T7">193.49.144.129</text:span><text:line-break/>Masque <text:s text:c="4"/>= <text:span text:style-name="T7">1111 1111.1111 1111.1000 0000.0000 0001</text:span> = 255.<text:span text:style-name="T8">255.128.1</text:span><text:line-break/>Masque C1 <text:s/>= <text:span text:style-name="T7">0000 0000.0000 0000.0111 1111.1111 1110 = 0.0.127.254</text:span><text:line-break/>Réseau <text:s text:c="4"/>= <text:span text:style-name="T7">1100 0001.0011 0001.1000 0000.0000 0001 = 193.49.128.1</text:span><text:line-break/>Machine <text:s text:c="3"/>= <text:span text:style-name="T9">0000 0000.0000 0000.0001 0000.1000 0000 = 0.0.16.128</text:span></text:p>
      <text:h text:style-name="P15" text:outline-level="3">Exercice 2</text:h>
      <text:p text:style-name="P10">34.208.123.12/<text:span text:style-name="T10">16<text:line-break/>193.49.144.1/15<text:line-break/>193.49.144.129/Pas possible </text:span></text:p>
      <text:h text:style-name="P16" text:outline-level="3">Exercice 3</text:h>
      <text:p text:style-name="P6">12<text:span text:style-name="T12">8</text:span> adresses sont possibles, <text:span text:style-name="T11">en allant de </text:span>192.168.0.<text:span text:style-name="T12">0</text:span> à 192.168.0.127.</text:p>
      <text:h text:style-name="P17" text:outline-level="3">Exercice 4</text:h>
      <text:p text:style-name="P7">Il suffit de comparer leurs adresses réseaux.</text:p>
      <text:p text:style-name="P26">192.168.0.140 = 192.168.0.128<text:line-break/>192.168.0.20 <text:s/>= 192.168.0.0<text:line-break/>192.168.0.185 = 192.168.0.128</text:p>
      <text:p text:style-name="P8">La deuxième adresse ne fait donc pas parti<text:span text:style-name="T13">e</text:span> du réseau des deux autres.</text:p>
      <text:h text:style-name="P22" text:outline-level="2"><text:soft-page-break/>1.1 – Adresses spécifiques (réseau, broadcast)</text:h>
      <text:h text:style-name="P18" text:outline-level="3">Exercice 5</text:h>
      <text:p text:style-name="P5">Adresse IP = <text:span text:style-name="T15">110</text:span>0 00<text:span text:style-name="T15">01</text:span>.<text:span text:style-name="T16">0011</text:span> 000<text:span text:style-name="T17">1</text:span>.<text:span text:style-name="T18">1001</text:span> <text:span text:style-name="T18">0000</text:span>.0000 <text:span text:style-name="T18">0001</text:span> = <text:span text:style-name="T14">193.49.144.1</text:span><text:line-break/>Masque <text:s text:c="4"/>= <text:span text:style-name="T7">1111 1111.1111 1110.0000 0000.0000 0000</text:span> = 255.25<text:span text:style-name="T7">4.0.0</text:span><text:line-break/>Réseau <text:s text:c="4"/>= <text:span text:style-name="T15">110</text:span>0 00<text:span text:style-name="T15">01</text:span>.<text:span text:style-name="T16">0011</text:span> 000<text:span text:style-name="T19">0</text:span>.<text:span text:style-name="T19">0000</text:span> <text:span text:style-name="T18">0000</text:span>.0000 <text:span text:style-name="T18">0000</text:span> = <text:span text:style-name="T20">193.48.0.0</text:span><text:line-break/><text:span text:style-name="T21">Broadcast <text:s/>= 110</text:span>0 00<text:span text:style-name="T15">01</text:span>.<text:span text:style-name="T16">0011</text:span> 000<text:span text:style-name="T19">0</text:span>.<text:span text:style-name="T19">0000</text:span> <text:span text:style-name="T18">0000</text:span>.0000 <text:span text:style-name="T18">0000</text:span> = <text:span text:style-name="T20">193.49.255.255</text:span></text:p>
      <text:p text:style-name="P9">17 bits étant disponible pour définir <text:span text:style-name="T22">l’adresse d’une machine, 131 072 peuvent se connecter au réseau (131 070 en enlevant l’adresse de réseau et de broadcast.)</text:span></text:p>
      <text:h text:style-name="P23" text:outline-level="2">1.2. Choisir un masque selon un nombre de machines</text:h>
      <text:h text:style-name="P19" text:outline-level="3">Exercice 6</text:h>
      <text:p text:style-name="Text_20_body">5 bits pour la chinema</text:p>
      <text:p text:style-name="Code">Masque = <text:span text:style-name="T7">1111 1111.1111 1111.1111 1111.1110 0000</text:span> = 255.25<text:span text:style-name="T24">5.255.224</text:span></text:p>
      <text:p text:style-name="P11">193.255.34.64 → 193.255.34.95<text:line-break/>193.255.34.96 → 193.255.34.127</text:p>
      <text:h text:style-name="P20" text:outline-level="3">Exercice 7</text:h>
      <text:p text:style-name="P12">Il nous faut 63 machines, donc 7 bits (128 possibilités).</text:p>
      <text:p text:style-name="P28">Masque = <text:span text:style-name="T7">1111 1111.1111 1111.1111 1111.1000 0000</text:span> = 255.25<text:span text:style-name="T24">5.255.128<text:line-break/>Plage <text:s/>= 193.255.34.0 → 193.255.34.127</text:span></text:p>
      <text:p text:style-name="P13">Il nous faut <text:span text:style-name="T25">44</text:span> machines, donc <text:span text:style-name="T26">6</text:span> bits (<text:span text:style-name="T26">64</text:span> possibilités).</text:p>
      <text:p text:style-name="P27">Masque = <text:span text:style-name="T7">1111 1111.1111 1111.1111 1111.1100 0000</text:span> = 255.25<text:span text:style-name="T24">5.255.192<text:line-break/>Plage <text:s/>= 193.255.34.128 → 193.255.34.191</text:span></text:p>
      <text:p text:style-name="P13">Il nous faut <text:span text:style-name="T25">20</text:span> machines, donc <text:span text:style-name="T27">5</text:span> bits (<text:span text:style-name="T27">32</text:span> possibilités).</text:p>
      <text:p text:style-name="P27">Masque = <text:span text:style-name="T7">1111 1111.1111 1111.1111 1111.1110 0000</text:span> = 255.25<text:span text:style-name="T24">5.255.224<text:line-break/>Plage <text:s/>= 193.255.34.192 → 193.255.34.223</text:span></text:p>
      <text:h text:style-name="P24" text:outline-level="2">1.3. Choisir un masque pour couvrir une plage d’adresses donnée</text:h>
      <text:h text:style-name="Heading_20_3" text:outline-level="3">E<text:span text:style-name="T32">xercice 8</text:span></text:h>
      <text:p text:style-name="P29">Plage <text:s/>= 1<text:span text:style-name="T28">0.0.0.0</text:span> → <text:span text:style-name="T28">10.255.255.255</text:span><text:line-break/>Masque = <text:span text:style-name="T29">1111 1111.0000 0000.0000 0000.0000 0000</text:span> = 255.<text:span text:style-name="T30">0.0.0</text:span></text:p>
      <text:p text:style-name="P30"><text:soft-page-break/>Plage <text:s/>= <text:span text:style-name="T31">68.0.0.0</text:span> → <text:span text:style-name="T31">79.255.255.255</text:span><text:line-break/>Masque = <text:span text:style-name="T33">1111 1000.0000 0000.0000 0000.0000 0000</text:span> = <text:span text:style-name="T52">248.0.0.0 </text:span><text:span text:style-name="T35">(68.0.0.0 → 75.255.255.255)</text:span><text:span text:style-name="T34"><text:line-break/>Masque = 1111 1100.0000 0000.0000 0000.0000 0000 = 252.0.0.0 </text:span><text:span text:style-name="T35">(76.0.0.0 → 79.255.255.255)</text:span></text:p>
      <text:p text:style-name="P31">Plage <text:s/>= <text:span text:style-name="T31">69.0.0.0</text:span> → <text:span text:style-name="T31">82.255.255.255</text:span><text:line-break/>Masque = <text:span text:style-name="T29">1111 1000.0000 0000.0000 0000.0000 0000</text:span> = <text:span text:style-name="T52">248.0.0.0 </text:span><text:span text:style-name="T35">(6</text:span><text:span text:style-name="T36">9</text:span><text:span text:style-name="T35">.0.0.0 → 7</text:span><text:span text:style-name="T37">6</text:span><text:span text:style-name="T35">.255.255.255)<text:line-break/></text:span><text:span text:style-name="T44">Masque = </text:span><text:span text:style-name="T45">1111 </text:span><text:span text:style-name="T47">1</text:span><text:span text:style-name="T49">1</text:span><text:span text:style-name="T45">00.0000 0000.0000 0000.0000 0000</text:span><text:span text:style-name="T44"> = </text:span><text:span text:style-name="T48">252</text:span><text:span text:style-name="T46">.0.0.0 </text:span><text:span text:style-name="T35">(</text:span><text:span text:style-name="T38">7</text:span><text:span text:style-name="T39">7</text:span><text:span text:style-name="T35">.0.0.0 → </text:span><text:span text:style-name="T40">8</text:span><text:span text:style-name="T41">0</text:span><text:span text:style-name="T35">.255.255.255)<text:line-break/></text:span><text:span text:style-name="T44">Masque = </text:span><text:span text:style-name="T45">1111 </text:span><text:span text:style-name="T47">1</text:span><text:span text:style-name="T49">1</text:span><text:span text:style-name="T51">1</text:span><text:span text:style-name="T45">0.0000 0000.0000 0000.0000 0000</text:span><text:span text:style-name="T44"> = </text:span><text:span text:style-name="T50">254</text:span><text:span text:style-name="T46">.0.0.0 </text:span><text:span text:style-name="T35">(</text:span><text:span text:style-name="T42">81</text:span><text:span text:style-name="T35">.0.0.0 → </text:span><text:span text:style-name="T40">8</text:span><text:span text:style-name="T43">2</text:span><text:span text:style-name="T35">.255.255.255)</text:span></text:p>
      <text:h text:style-name="P25" text:outline-level="2"><text:span text:style-name="T23">1.4. Classe d’adresses</text:span></text:h>
      <text:h text:style-name="P21" text:outline-level="3">E<text:span text:style-name="T32">xercice 9</text:span></text:h>
      <text:p text:style-name="P32"><text:span text:style-name="T1">Réseau = </text:span><text:span text:style-name="T3">110</text:span><text:span text:style-name="T1">0 00</text:span><text:span text:style-name="T4">0</text:span><text:span text:style-name="T1">0.1101 0000.0000.0000.0000 0000 = </text:span><text:span text:style-name="T2">192.168.0</text:span><text:span text:style-name="T1">.0</text:span><text:span text:style-name="T52"><text:line-break/></text:span>Masque = <text:span text:style-name="T29">1111 1111.1111 1111.1111 1110.0000 0000</text:span> = <text:span text:style-name="T52">255.255.254.0</text:span></text:p>
      <text:h text:style-name="P21" text:outline-level="3">E<text:span text:style-name="T32">xercice 10</text:span></text:h>
      <text:p text:style-name="P14">Adresse en classe B et masque en classe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officeooo:rsid="000e0d8d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" fo:font-family="'Liberation Sans'" style:font-family-generic="swiss" style:font-pitch="variable" fo:font-size="11pt" officeooo:rsid="000e0d8d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2pt" fo:font-weight="bold" officeooo:rsid="000e0d8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de" style:family="paragraph" style:parent-style-name="Text_20_body">
      <style:text-properties style:text-position="0% 100%" style:font-name="Noto Sans Mono CJK JP Regular" fo:font-family="'Noto Sans Mono CJK JP Regular'" style:font-family-generic="swiss" style:font-pitch="variable" officeooo:rsid="0022793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11:10.127512330</meta:creation-date>
    <dc:date>2018-09-21T10:17:33.009611381</dc:date>
    <meta:editing-duration>PT4H48M13S</meta:editing-duration>
    <meta:editing-cycles>145</meta:editing-cycles>
    <meta:generator>LibreOffice/5.1.6.2$Linux_X86_64 LibreOffice_project/10m0$Build-2</meta:generator>
    <meta:document-statistic meta:table-count="0" meta:image-count="0" meta:object-count="0" meta:page-count="3" meta:paragraph-count="40" meta:word-count="503" meta:character-count="3510" meta:non-whitespace-character-count="2991"/>
  </office:meta>
</office:document-meta>
</file>